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P2" style:parent-style-name="Standard" style:family="paragraph">
      <style:paragraph-properties fo:text-align="justify" fo:line-height="150%"/>
    </style:style>
    <style:style style:name="P3" style:parent-style-name="Standard" style:family="paragraph">
      <style:paragraph-properties fo:text-align="justify" fo:line-height="150%"/>
    </style:style>
    <style:style style:name="P4" style:parent-style-name="Standard" style:family="paragraph">
      <style:paragraph-properties fo:text-align="justify" fo:line-height="150%"/>
    </style:style>
    <style:style style:name="P5" style:parent-style-name="Standard" style:family="paragraph">
      <style:paragraph-properties fo:text-align="justify" fo:line-height="150%"/>
    </style:style>
    <style:style style:name="P6" style:parent-style-name="Standard" style:family="paragraph">
      <style:paragraph-properties fo:text-align="justify" fo:line-height="150%"/>
    </style:style>
    <style:style style:name="P7" style:parent-style-name="Standard" style:family="paragraph">
      <style:paragraph-properties fo:text-align="justify"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text-align="justify" fo:line-height="150%"/>
    </style:style>
    <style:style style:name="P10" style:parent-style-name="Standard" style:family="paragraph">
      <style:paragraph-properties fo:text-align="justify" fo:line-height="150%"/>
    </style:style>
    <style:style style:name="P11" style:parent-style-name="Standard" style:family="paragraph">
      <style:paragraph-properties fo:text-align="justify" fo:line-height="150%"/>
    </style:style>
    <style:style style:name="P12" style:parent-style-name="Standard" style:family="paragraph">
      <style:paragraph-properties fo:text-align="justify" fo:line-height="150%"/>
    </style:style>
    <style:style style:name="P13" style:parent-style-name="Standard" style:family="paragraph">
      <style:paragraph-properties fo:text-align="justify" fo:line-height="150%"/>
    </style:style>
    <style:style style:name="P14" style:parent-style-name="Standard" style:family="paragraph">
      <style:paragraph-properties fo:text-align="justify" fo:line-height="150%"/>
    </style:style>
    <style:style style:name="P15" style:parent-style-name="Standard" style:family="paragraph">
      <style:paragraph-properties fo:text-align="justify" fo:line-height="150%"/>
    </style:style>
    <style:style style:name="P16" style:parent-style-name="Standard" style:family="paragraph">
      <style:paragraph-properties fo:text-align="justify" fo:line-height="150%"/>
    </style:style>
    <style:style style:name="P17" style:parent-style-name="Standard" style:family="paragraph">
      <style:paragraph-properties fo:text-align="justify" fo:line-height="150%"/>
    </style:style>
    <style:style style:name="P18" style:parent-style-name="Standard" style:family="paragraph">
      <style:paragraph-properties fo:text-align="justify" fo:line-height="150%"/>
    </style:style>
    <style:style style:name="P19" style:parent-style-name="Standard" style:family="paragraph">
      <style:paragraph-properties fo:text-align="justify" fo:line-height="150%"/>
    </style:style>
    <style:style style:name="P20" style:parent-style-name="Standard" style:family="paragraph">
      <style:paragraph-properties fo:text-align="justify" fo:line-height="150%"/>
    </style:style>
    <style:style style:name="P21" style:parent-style-name="Standard" style:family="paragraph">
      <style:paragraph-properties fo:text-align="justify" fo:line-height="150%"/>
    </style:style>
    <style:style style:name="P22" style:parent-style-name="Standard" style:family="paragraph">
      <style:paragraph-properties fo:text-align="justify" fo:line-height="150%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justify" fo:line-height="150%"/>
    </style:style>
    <style:style style:name="P25" style:parent-style-name="Standard" style:family="paragraph">
      <style:paragraph-properties fo:text-align="justify" fo:line-height="150%"/>
    </style:style>
    <style:style style:name="P26" style:parent-style-name="Standard" style:family="paragraph">
      <style:paragraph-properties fo:text-align="justify" fo:line-height="150%"/>
    </style:style>
    <style:style style:name="P27" style:parent-style-name="Standard" style:family="paragraph">
      <style:paragraph-properties fo:text-align="justify" fo:line-height="150%"/>
    </style:style>
    <style:style style:name="P28" style:parent-style-name="Standard" style:family="paragraph">
      <style:paragraph-properties fo:text-align="justify" fo:line-height="150%"/>
    </style:style>
    <style:style style:name="P29" style:parent-style-name="Standard" style:family="paragraph">
      <style:paragraph-properties fo:text-align="justify" fo:line-height="150%"/>
    </style:style>
    <style:style style:name="P30" style:parent-style-name="Standard" style:family="paragraph">
      <style:paragraph-properties fo:text-align="justify" fo:line-height="150%"/>
    </style:style>
    <style:style style:name="P31" style:parent-style-name="Standard" style:family="paragraph">
      <style:paragraph-properties fo:text-align="justify" fo:line-height="150%"/>
    </style:style>
    <style:style style:name="P32" style:parent-style-name="Standard" style:family="paragraph">
      <style:paragraph-properties fo:text-align="justify" fo:line-height="150%"/>
    </style:style>
    <style:style style:name="P33" style:parent-style-name="Standard" style:family="paragraph">
      <style:paragraph-properties fo:text-align="justify" fo:line-height="150%"/>
    </style:style>
    <style:style style:name="P34" style:parent-style-name="Standard" style:family="paragraph">
      <style:paragraph-properties fo:text-align="justify" fo:line-height="150%"/>
    </style:style>
    <style:style style:name="P35" style:parent-style-name="Standard" style:family="paragraph">
      <style:paragraph-properties fo:text-align="justify" fo:line-height="150%"/>
    </style:style>
    <style:style style:name="P36" style:parent-style-name="Standard" style:family="paragraph">
      <style:paragraph-properties fo:text-align="justify" fo:line-height="150%"/>
    </style:style>
    <style:style style:name="P37" style:parent-style-name="Standard" style:family="paragraph">
      <style:paragraph-properties fo:text-align="justify" fo:line-height="150%"/>
    </style:style>
    <style:style style:name="P38" style:parent-style-name="Standard" style:family="paragraph">
      <style:paragraph-properties fo:text-align="justify" fo:line-height="150%"/>
    </style:style>
    <style:style style:name="P39" style:parent-style-name="Standard" style:family="paragraph">
      <style:paragraph-properties fo:text-align="justify" fo:line-height="150%"/>
    </style:style>
    <style:style style:name="P40" style:parent-style-name="Standard" style:family="paragraph">
      <style:paragraph-properties fo:text-align="justify" fo:line-height="150%"/>
    </style:style>
    <style:style style:name="P41" style:parent-style-name="Standard" style:family="paragraph">
      <style:paragraph-properties fo:text-align="justify" fo:line-height="150%"/>
    </style:style>
    <style:style style:name="P42" style:parent-style-name="Standard" style:family="paragraph">
      <style:paragraph-properties fo:text-align="justify" fo:line-height="150%"/>
    </style:style>
    <style:style style:name="P43" style:parent-style-name="Standard" style:family="paragraph">
      <style:paragraph-properties fo:text-align="justify" fo:line-height="150%"/>
    </style:style>
    <style:style style:name="P44" style:parent-style-name="Standard" style:family="paragraph">
      <style:paragraph-properties fo:text-align="justify" fo:line-height="150%"/>
    </style:style>
    <style:style style:name="P45" style:parent-style-name="Standard" style:family="paragraph">
      <style:paragraph-properties fo:text-align="justify" fo:line-height="150%"/>
    </style:style>
    <style:style style:name="P46" style:parent-style-name="Standard" style:family="paragraph">
      <style:paragraph-properties fo:text-align="justify" fo:line-height="150%"/>
    </style:style>
    <style:style style:name="P47" style:parent-style-name="Standard" style:family="paragraph">
      <style:paragraph-properties fo:text-align="justify" fo:line-height="150%"/>
    </style:style>
    <style:style style:name="P48" style:parent-style-name="Standard" style:family="paragraph">
      <style:paragraph-properties fo:text-align="justify" fo:line-height="150%"/>
    </style:style>
    <style:style style:name="P49" style:parent-style-name="Standard" style:family="paragraph">
      <style:paragraph-properties fo:text-align="justify" fo:line-height="150%"/>
    </style:style>
    <style:style style:name="P50" style:parent-style-name="Standard" style:family="paragraph">
      <style:paragraph-properties fo:text-align="justify" fo:line-height="150%"/>
    </style:style>
    <style:style style:name="P51" style:parent-style-name="Standard" style:family="paragraph">
      <style:paragraph-properties fo:text-align="justify" fo:line-height="150%"/>
    </style:style>
    <style:style style:name="P52" style:parent-style-name="Standard" style:family="paragraph">
      <style:paragraph-properties fo:text-align="justify" fo:line-height="150%"/>
    </style:style>
    <style:style style:name="P53" style:parent-style-name="Standard" style:family="paragraph">
      <style:paragraph-properties fo:text-align="justify" fo:line-height="150%"/>
    </style:style>
  </office:automatic-styles>
  <office:body>
    <office:text text:use-soft-page-breaks="true">
      <text:p text:style-name="P1">Instructions on running the site locally (Windows):</text:p>
      <text:p text:style-name="P2">- first you should have nodejs installed</text:p>
      <text:p text:style-name="P3">- mongodb should be installed. I use the community version</text:p>
      <text:p text:style-name="P4">- then borrow the external from<text:s/>the admin, navigate to the folder socshopdb/ss and copy all the database json files there.</text:p>
      <text:p text:style-name="P5">- after you copy the files, run mongod by navigating to the mongodb installation<text:s/><text:a xlink:href="file:///C:/path/to/mongodb/bin" office:target-frame-name="_top" xlink:show="replace">C:/path/to/mongodb/bin</text:a>, open a terminal and type “mongod” or “mongod –wiredTigerCacheSizeGB 0.5” without the qoutes.</text:p>
      <text:p text:style-name="P6">- then import the database files. Navigate to the files that you copied then run “FOR %f in (*.json) DO "C:\Program Files\MongoDB\Server\4.0\bin\mongoimport.exe" --db ss --collection %~nf --file %f” on the terminal</text:p>
      <text:p text:style-name="P7">- open a terminal and navigate to the site folder. Run “npm install” to install the dependencies.</text:p>
      <text:p text:style-name="P8">- Check for the warnings or errors. It might have error regarding phantomjs but I didn’t encounter this on windows<text:s/>machine, just on a linux machine.</text:p>
      <text:p text:style-name="P9">- If there is any error on the packages, install it manually.</text:p>
      <text:p text:style-name="P10">- If all goes well, navigate to the root folder of the app and run server.js using node. “node server.js”</text:p>
      <text:p text:style-name="P11">- it will print some details. Wait for a while it will take time since it will load plenty of server files. You might want to check that out then optimize it.</text:p>
      <text:p text:style-name="P12">- type localhost:800 (or replace localhost with the domain) to open the homepage.</text:p>
      <text:p text:style-name="P13">- localhost:800/refactor is the place where I put refactored the code.</text:p>
      <text:p text:style-name="P14"/>
      <text:p text:style-name="P15">Instructions on running the site on remote server (Linux/Ubuntu 18.04):</text:p>
      <text:p text:style-name="P16">- On a newly created server, do the following. For this guide, I’ll assume your using Ubuntu 18.04</text:p>
      <text:p text:style-name="P17">- update the packages first, “sudo apt update” and press y then enter</text:p>
      <text:p text:style-name="P18">- upgrade the packages, “sudo apt upgrade” and press y then enter</text:p>
      <text:p text:style-name="P19">- install nodejs, you can install it by using the package manager “sudo apt install nodejs” or install it from their official website</text:p>
      <text:p text:style-name="P20">- install mongodb. Navigate to their website and follow the instructions,<text:s/><text:a xlink:href="https://docs.mongodb.com/manual/tutorial/install-mongodb-on-ubuntu/" office:target-frame-name="_top" xlink:show="replace">https://docs.mongodb.com/manual/tutorial/install-mongodb-on-ubuntu/</text:a></text:p>
      <text:p text:style-name="P21">- install LAMP stack<text:s/><text:a xlink:href="https://www.digitalocean.com/community/tutorials/how-to-install-linux-apache-mysql-php-lamp-stack-ubuntu-18-04" office:target-frame-name="_top" xlink:show="replace">https://www.digitalocean.com/community/tutorials/how-to-install-linux-apache-mysql-php-lamp-stack-ubuntu-18-04</text:a></text:p>
      <text:p text:style-name="P22">- now copy all the<text:s/>site related files –<text:s/><text:span text:style-name="T23">cron, dumping folder, ss database</text:span>. Use winscp if you are on windows and use the ssh keys</text:p>
      <text:soft-page-break/>
      <text:p text:style-name="P24">- we need to import the database, make sure mongodb is running. Navigate to the turnover files and upload importdb.sh to the server</text:p>
      <text:p text:style-name="P25">- copy or move<text:s/>the importdb.sh to where your database json files are located</text:p>
      <text:p text:style-name="P26">- give it permission to run by running “sudo chmod +x importdb.sh”</text:p>
      <text:p text:style-name="P27">- run it, “./importdb.sh”</text:p>
      <text:p text:style-name="P28">- wait for it to finish</text:p>
      <text:p text:style-name="P29">- clone the repository(website) from where it is hosted and put all your site related files on the same location</text:p>
      <text:p text:style-name="P30">- navigate to the cloned repository and run “npm install” to install dependencies</text:p>
      <text:p text:style-name="P31">after that run “node server.js &gt; log.txt &amp;”, If you encounter any errors make sure that port &gt; 1024. <text:s/>Ports &lt; 1024 are reserved for the root user only</text:p>
      <text:p text:style-name="P32">- navigate on the cron folder that you’ve copied. Install packages by running “npm install”</text:p>
      <text:p text:style-name="P33">- run “node cron.js &gt; log.txt &amp;”. If you encounter any errors make sure that port &gt; 1024.</text:p>
      <text:p text:style-name="P34">- copy or move the dumping folder to /var/www/html, “sudo cp<text:s/>dumping /var/www/html”</text:p>
      <text:p text:style-name="P35">- run “sudo crontab -e” and copy the contents crontab.txt</text:p>
      <text:p text:style-name="P36"/>
      <text:p text:style-name="P37">Instructions on running the site on the current live server:</text:p>
      <text:p text:style-name="P38">- if there is instance that you restart the server here are the instructions</text:p>
      <text:p text:style-name="P39">-navigate to /ss_twotapdata, “cd<text:s/>/ss_twotapdata”</text:p>
      <text:p text:style-name="P40">- run, “node server.js &gt; log.txt &amp;”</text:p>
      <text:p text:style-name="P41">- navigate to /SS_CRON_V3, “cd /SS_CRON_V3”</text:p>
      <text:p text:style-name="P42">- run, “node server.js &gt; log.txt &amp;”</text:p>
      <text:p text:style-name="P43">- navigate to /home/cron, “node server.js &gt; log.txt &amp;”</text:p>
      <text:p text:style-name="P44"/>
      <text:p text:style-name="P45">Instructions on running the site on server (always up)</text:p>
      <text:p text:style-name="P46">-navigate to /shoppable, run “cd shoppable”<text:s/></text:p>
      <text:p text:style-name="P47">-navigate to /socially-shoppable, run “cd socially-shoppable”</text:p>
      <text:p text:style-name="P48">-run “nohup npm start &gt; server.log &amp;”</text:p>
      <text:p text:style-name="P49"/>
      <text:p text:style-name="P50">Instructions to kill the running server using nohup</text:p>
      <text:p text:style-name="P51">-display all running process with a prefix server, run “ps aux|grep server”</text:p>
      <text:p text:style-name="P52">-kill process using the id displayed in the previous code, run “kill -9 processIdToKill”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SimSun" style:font-name-complex="Arial Unicode M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DS-R</dc:creator>
    <meta:creation-date>2018-10-03T15:19:00Z</meta:creation-date>
    <dc:date>2018-10-05T04:05:00Z</dc:date>
    <meta:template xlink:href="Normal.dotm" xlink:type="simple"/>
    <meta:editing-cycles>24</meta:editing-cycles>
    <meta:editing-duration>PT8820S</meta:editing-duration>
    <meta:document-statistic meta:page-count="2" meta:paragraph-count="8" meta:word-count="641" meta:character-count="4292" meta:row-count="30" meta:non-whitespace-character-count="3659"/>
  </office:meta>
</office:document-meta>
</file>